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ertanyaan</text:p>
          </table:table-cell>
          <table:table-cell office:value-type="string" calcext:value-type="string">
            <text:p>@iwansetiawan</text:p>
          </table:table-cell>
          <table:table-cell office:value-type="string" calcext:value-type="string">
            <text:p>@mentaripagi</text:p>
          </table:table-cell>
          <table:table-cell office:value-type="string" calcext:value-type="string">
            <text:p>@AgMo</text:p>
          </table:table-cell>
          <table:table-cell office:value-type="string" calcext:value-type="string">
            <text:p>@Asu</text:p>
          </table:table-cell>
          <table:table-cell office:value-type="string" calcext:value-type="string">
            <text:p>@baguspurnomo</text:p>
          </table:table-cell>
          <table:table-cell office:value-type="string" calcext:value-type="string">
            <text:p>@wiryayudayana</text:p>
          </table:table-cell>
          <table:table-cell office:value-type="string" calcext:value-type="string">
            <text:p>@acongtan</text:p>
          </table:table-cell>
          <table:table-cell/>
        </table:table-row>
        <table:table-row table:style-name="ro2">
          <table:table-cell office:value-type="string" calcext:value-type="string">
            <text:p>Apakah boleh menamai variabel dengan 24jam_diatas_roda_berputar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 boleh menamai variabel dengan janda1/3dis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akah boleh menamai variabel dengan putus_cinta_biasa_putus_rem_mati_kita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pakah variabel ini sama atau beda, beratnyarindumu_Takseberatmuatanku sama dengan beratnyarindumu_takseberatmuatanku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us_kedu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bus_ketig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egi_panjang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egi_panjang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egi_panjang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ngah_lingkar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karang tugas teman-teman mencari atribut atribut lain dalam jumlah nominal angka berdasarkan balok-balok mainan di atas. Bisa?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antara variabel yang dinamai oleh Iwan masih ada satu yang tidak bisa dibaca oleh python. Variabel mana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a bilangan bulat dan mana bilangan pecahan?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ariabel_pertam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ariabel_kedu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ariabel_ketig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ariabel_keempat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el_ketiga * variabel_keempat == variabel_pertam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el_kelima &lt; variabel_kedu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el_kelima == variabel_kelima % variabel_kedu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el_keempat &gt;= variabel_pertama / variabel_ketig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el_pertama * variabel_kedua &lt;= variabel_keli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2 + 2 == 4 / 2 AND 4 * 4 &lt; 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x = 4, y = 5, x + y == 9 OR x * y != 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x = 4, y = 5, NOT(x * y != 9) AND NOT(4 * 4 &gt; 20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el_ketiga * variabel_keempat == variabel_perta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variabel_kelima &lt; variabel_kedu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variabel_kelima == variabel_kelima % variabel_kedu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variabel_keempat &gt;= variabel_pertama / variabel_ketig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variabel_pertama * variabel_kedua &lt;= variabel_keli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a + b == "pisang" AND c + d = "ambon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 + b + " " + c + d == "pisangambon" AND e * f &gt;= 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</table:table-row>
        <table:table-row table:style-name="ro2">
          <table:table-cell table:style-name="ce3" office:value-type="string" calcext:value-type="string">
            <text:p>NOT(d * g == "bonbonbon") OR e * f &gt;= g * 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b + e == e + g AND NOT(f / e != f * c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h % f == h % e OR NOT(b * g == "pipipipipipi")</text:p>
          </table:table-cell>
          <table:table-cell table:number-columns-repeated="7"/>
          <table:table-cell table:style-name="ce4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ilai</text:p>
          </table:table-cell>
          <table:table-cell table:formula="of:=SUM([.B2:.B39])" office:value-type="float" office:value="20" calcext:value-type="float">
            <text:p>20</text:p>
          </table:table-cell>
          <table:table-cell table:formula="of:=SUM([.C2:.C39])" office:value-type="float" office:value="30" calcext:value-type="float">
            <text:p>30</text:p>
          </table:table-cell>
          <table:table-cell table:formula="of:=SUM([.D2:.D39])" office:value-type="float" office:value="10" calcext:value-type="float">
            <text:p>10</text:p>
          </table:table-cell>
          <table:table-cell table:formula="of:=SUM([.E2:.E39])" office:value-type="float" office:value="10" calcext:value-type="float">
            <text:p>10</text:p>
          </table:table-cell>
          <table:table-cell table:formula="of:=SUM([.F2:.F39])" office:value-type="float" office:value="4" calcext:value-type="float">
            <text:p>4</text:p>
          </table:table-cell>
          <table:table-cell table:formula="of:=SUM([.G2:.G39])" office:value-type="float" office:value="11" calcext:value-type="float">
            <text:p>11</text:p>
          </table:table-cell>
          <table:table-cell table:formula="of:=SUM([.H2:.H39])"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09:26:36.973689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3T14:07:34.452522374</meta:creation-date>
    <dc:date>2020-02-15T09:40:21.538022658</dc:date>
    <meta:editing-duration>PT25M19S</meta:editing-duration>
    <meta:editing-cycles>4</meta:editing-cycles>
    <meta:generator>LibreOffice/6.3.4.2$MacOSX_X86_64 LibreOffice_project/60da17e045e08f1793c57c00ba83cdfce946d0aa</meta:generator>
    <meta:document-statistic meta:table-count="1" meta:cell-count="129" meta:object-count="0"/>
    <meta:user-defined meta:name=""/>
  </office:meta>
</office:document-meta>
</file>